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SUM([.G3];[.G32])" office:value-type="float" office:value="72700" calcext:value-type="float">
            <text:p>727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K29]" office:value-type="float" office:value="37600" calcext:value-type="float">
            <text:p>37600</text:p>
          </table:table-cell>
          <table:table-cell/>
          <table:table-cell table:formula="of:=SUM([.K24:.K27])" office:value-type="float" office:value="90000" calcext:value-type="float">
            <text:p>90000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17300" calcext:value-type="float">
            <text:p>173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];[.C26];[.D26];[.F26])" office:value-type="float" office:value="1408.77329192547" calcext:value-type="float">
            <text:p>1408.7732919255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4500" calcext:value-type="float">
            <text:p>145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131.46103896104" calcext:value-type="float">
            <text:p>6131.461038961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/>
          <table:table-cell office:value-type="float" office:value="60000" calcext:value-type="float">
            <text:p>6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5" table:formula="of:=SUM([.H4:.H28])" office:value-type="float" office:value="40257.1428571429" calcext:value-type="float">
            <text:p>40257.1428571429</text:p>
          </table:table-cell>
          <table:table-cell table:style-name="ce29"/>
          <table:table-cell table:style-name="ce15" table:formula="of:=SUM([.J3:.J28])" office:value-type="float" office:value="187600" calcext:value-type="float">
            <text:p>187600</text:p>
          </table:table-cell>
          <table:table-cell table:style-name="ce15" table:formula="of:=SUM([.K24:.K28])" office:value-type="float" office:value="150000" calcext:value-type="float">
            <text:p>150000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/>
          <table:table-cell table:style-name="ce15" table:formula="of:=SUM([.B32:.F32])" office:value-type="float" office:value="32800" calcext:value-type="float">
            <text:p>328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D55];[.F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D55])" office:value-type="float" office:value="1092.68774703557" calcext:value-type="float">
            <text:p>1092.687747035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4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C55:.F55])" office:value-type="float" office:value="1151.81818181818" calcext:value-type="float">
            <text:p>1151.818181818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];[.C55];[.F55])" office:value-type="float" office:value="724.505928853755" calcext:value-type="float">
            <text:p>724.5059288538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55:.F55])" office:value-type="float" office:value="1512.68774703557" calcext:value-type="float">
            <text:p>1512.68774703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2" office:value-type="float" office:value="368.181818181818" calcext:value-type="float">
            <text:p>368.1818181818</text:p>
          </table:table-cell>
          <table:table-cell table:formula="of:=[.E32]/20" office:value-type="float" office:value="420" calcext:value-type="float">
            <text:p>42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formula="of:=SUM([.B55:.F55])" office:value-type="float" office:value="1512.68774703557" calcext:value-type="float">
            <text:p>1512.68774703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formula="of:=SUM([.C55:.D55])" office:value-type="float" office:value="731.818181818182" calcext:value-type="float">
            <text:p>731.8181818182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55];[.F55])" office:value-type="float" office:value="363.636363636364" calcext:value-type="float">
            <text:p>363.6363636364</text:p>
          </table:table-cell>
          <table:table-cell table:style-name="ce25"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33:.H57])" office:value-type="float" office:value="33898.2213438735" calcext:value-type="float">
            <text:p>33898.2213438735</text:p>
          </table:table-cell>
          <table:table-cell table:style-name="ce29"/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D84];[.F8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84:.D8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C84:.F8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];[.C84];[.F8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84:.F8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61]/23" office:value-type="float" office:value="0" calcext:value-type="float">
            <text:p>0</text:p>
          </table:table-cell>
          <table:table-cell table:formula="of:=[.C61]/23" office:value-type="float" office:value="0" calcext:value-type="float">
            <text:p>0</text:p>
          </table:table-cell>
          <table:table-cell table:formula="of:=[.D61]/23" office:value-type="float" office:value="0" calcext:value-type="float">
            <text:p>0</text:p>
          </table:table-cell>
          <table:table-cell table:formula="of:=[.E61]/20" office:value-type="float" office:value="0" calcext:value-type="float">
            <text:p>0</text:p>
          </table:table-cell>
          <table:table-cell table:formula="of:=[.F61]/21" office:value-type="float" office:value="0" calcext:value-type="float">
            <text:p>0</text:p>
          </table:table-cell>
          <table:table-cell/>
          <table:table-cell table:formula="of:=SUM([.B84:.F84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:.D84])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62:.H86])" office:value-type="float" office:value="0" calcext:value-type="float">
            <text:p>0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/00/0000</text:date>, <text:time style:data-style-name="N2" text:time-value="16:03:17.005498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1-10T16:05:07.552399229</dc:date>
    <meta:editing-duration>P10DT22H2M37S</meta:editing-duration>
    <meta:editing-cycles>3346</meta:editing-cycles>
    <meta:generator>LibreOffice/4.2.8.2$Linux_X86_64 LibreOffice_project/420m0$Build-2</meta:generator>
    <meta:document-statistic meta:table-count="20" meta:cell-count="9276" meta:object-count="0"/>
  </office:meta>
</office:document-meta>
</file>